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98.99pt" svg:y="85.83pt">
            <loext:p draw:notify-on-update-of-ranges="results.A1:results.A1 results.A2:results.A74 results.B1:results.B1 results.B2:results.B74 results.A1:results.A1 results.A2:results.A74 results.C1:results.C1 results.C2:results.C74 results.A1:results.A1 results.A2:results.A74 results.D1:results.D1 results.D2:results.D74 results.A1:results.A1 results.A2:results.A74 results.E1:results.E1 results.E2:results.E74 results.A1:results.A1 results.A2:results.A74 results.F1:results.F1 results.F2:results.F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945112388918" calcext:value-type="float">
            <text:p>0.584945112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13852587558808" calcext:value-type="float">
            <text:p>0.5138525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299006795609" calcext:value-type="float">
            <text:p>0.562990068</text:p>
          </table:table-cell>
          <table:table-cell office:value-type="float" office:value="0.537898588604286" calcext:value-type="float">
            <text:p>0.5378985886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159435441715" calcext:value-type="float">
            <text:p>0.5151594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0967067433351" calcext:value-type="float">
            <text:p>0.5509670674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1170935703084" calcext:value-type="float">
            <text:p>0.5211709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5284892838474" calcext:value-type="float">
            <text:p>0.5352848928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331939362258" calcext:value-type="float">
            <text:p>0.6053319394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274960794563" calcext:value-type="float">
            <text:p>0.5982749608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498693152117094" calcext:value-type="float">
            <text:p>0.49869315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37637219027705" calcext:value-type="float">
            <text:p>0.537637219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3580763199164" calcext:value-type="float">
            <text:p>0.5535807632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08625196027182" calcext:value-type="float">
            <text:p>0.508625196</text:p>
          </table:table-cell>
          <table:table-cell office:value-type="float" office:value="0.506534239414532" calcext:value-type="float">
            <text:p>0.5065342394</text:p>
          </table:table-cell>
          <table:table-cell office:value-type="float" office:value="0.503136434918975" calcext:value-type="float">
            <text:p>0.5031364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491374803973" calcext:value-type="float">
            <text:p>0.6204913748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22477783585991" calcext:value-type="float">
            <text:p>0.5224777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7705175117616" calcext:value-type="float">
            <text:p>0.527705175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127025614218" calcext:value-type="float">
            <text:p>0.5891270256</text:p>
          </table:table-cell>
          <table:table-cell office:value-type="float" office:value="0.56508102456874" calcext:value-type="float">
            <text:p>0.5650810246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08363826450601" calcext:value-type="float">
            <text:p>0.5083638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5060115002614" calcext:value-type="float">
            <text:p>0.645060115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29796131730267" calcext:value-type="float">
            <text:p>0.5297961317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1150026136958" calcext:value-type="float">
            <text:p>0.601150026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9534762153685" calcext:value-type="float">
            <text:p>0.5295347622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14898065865133" calcext:value-type="float">
            <text:p>0.5148980659</text:p>
          </table:table-cell>
          <table:table-cell office:value-type="float" office:value="0.478829064296916" calcext:value-type="float">
            <text:p>0.47882906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0057501306848" calcext:value-type="float">
            <text:p>0.5300575013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32671197072661" calcext:value-type="float">
            <text:p>0.5326711971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5614218504966" calcext:value-type="float">
            <text:p>0.5256142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9445896497648" calcext:value-type="float">
            <text:p>0.6194458965</text:p>
          </table:table-cell>
          <table:table-cell office:value-type="float" office:value="0.541557762676424" calcext:value-type="float">
            <text:p>0.5415577627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7511761630946" calcext:value-type="float">
            <text:p>0.5175117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1819132253006" calcext:value-type="float">
            <text:p>0.5418191323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1432305279665" calcext:value-type="float">
            <text:p>0.5214323053</text:p>
          </table:table-cell>
          <table:table-cell office:value-type="float" office:value="0.51829587036069" calcext:value-type="float">
            <text:p>0.5182958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3580763199164" calcext:value-type="float">
            <text:p>0.5535807632</text:p>
          </table:table-cell>
          <table:table-cell office:value-type="float" office:value="0.551489806586513" calcext:value-type="float">
            <text:p>0.5514898066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038682697334" calcext:value-type="float">
            <text:p>0.520386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5671719811814" calcext:value-type="float">
            <text:p>0.5556717198</text:p>
          </table:table-cell>
          <table:table-cell office:value-type="float" office:value="0.541035023523262" calcext:value-type="float">
            <text:p>0.5410350235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7898588604286" calcext:value-type="float">
            <text:p>0.5378985886</text:p>
          </table:table-cell>
          <table:table-cell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0773653946681" calcext:value-type="float">
            <text:p>0.5407736539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4046001045478" calcext:value-type="float">
            <text:p>0.524046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7114479874543" calcext:value-type="float">
            <text:p>0.5371144799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2477783585991" calcext:value-type="float">
            <text:p>0.52247778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958180867747" calcext:value-type="float">
            <text:p>0.5995818087</text:p>
          </table:table-cell>
          <table:table-cell office:value-type="float" office:value="0.544432828018819" calcext:value-type="float">
            <text:p>0.544432828</text:p>
          </table:table-cell>
          <table:table-cell office:value-type="float" office:value="0.544171458442237" calcext:value-type="float">
            <text:p>0.5441714584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001045478306" calcext:value-type="float">
            <text:p>0.5460010455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06638787245165" calcext:value-type="float">
            <text:p>0.6066387872</text:p>
          </table:table-cell>
          <table:table-cell office:value-type="float" office:value="0.542864610559331" calcext:value-type="float">
            <text:p>0.5428646106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06900156821746" calcext:value-type="float">
            <text:p>0.6069001568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0512284370099" calcext:value-type="float">
            <text:p>0.5405122844</text:p>
          </table:table-cell>
          <table:table-cell office:value-type="float" office:value="0.531364349189754" calcext:value-type="float">
            <text:p>0.5313643492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933089388395" calcext:value-type="float">
            <text:p>0.5559330894</text:p>
          </table:table-cell>
          <table:table-cell office:value-type="float" office:value="0.543125980135912" calcext:value-type="float">
            <text:p>0.5431259801</text:p>
          </table:table-cell>
          <table:table-cell office:value-type="float" office:value="0.527443805541035" calcext:value-type="float">
            <text:p>0.5274438055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8808154730789" calcext:value-type="float">
            <text:p>0.5588081547</text:p>
          </table:table-cell>
          <table:table-cell office:value-type="float" office:value="0.544171458442237" calcext:value-type="float">
            <text:p>0.5441714584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12127548353372" calcext:value-type="float">
            <text:p>0.6121275484</text:p>
          </table:table-cell>
          <table:table-cell office:value-type="float" office:value="0.527443805541035" calcext:value-type="float">
            <text:p>0.5274438055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7966544694198" calcext:value-type="float">
            <text:p>0.5279665447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4228959749085" calcext:value-type="float">
            <text:p>0.5742289597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841610036592" calcext:value-type="float">
            <text:p>0.53084161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93883951908" calcext:value-type="float">
            <text:p>0.5893883952</text:p>
          </table:table-cell>
          <table:table-cell office:value-type="float" office:value="0.539989545216937" calcext:value-type="float">
            <text:p>0.5399895452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6330371144799" calcext:value-type="float">
            <text:p>0.5363303711</text:p>
          </table:table-cell>
          <table:table-cell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8750653423941" calcext:value-type="float">
            <text:p>0.5287506534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5352848928385" calcext:value-type="float">
            <text:p>0.5253528489</text:p>
          </table:table-cell>
          <table:table-cell office:value-type="float" office:value="0.517511761630946" calcext:value-type="float">
            <text:p>0.5175117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9534762153685" calcext:value-type="float">
            <text:p>0.5295347622</text:p>
          </table:table-cell>
          <table:table-cell office:value-type="float" office:value="0.527443805541035" calcext:value-type="float">
            <text:p>0.52744380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2430737062206" calcext:value-type="float">
            <text:p>0.5243073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5546262415055" calcext:value-type="float">
            <text:p>0.5355462624</text:p>
          </table:table-cell>
          <table:table-cell office:value-type="float" office:value="0.530841610036592" calcext:value-type="float">
            <text:p>0.53084161</text:p>
          </table:table-cell>
          <table:table-cell office:value-type="float" office:value="0.52848928384736" calcext:value-type="float">
            <text:p>0.5284892838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7966544694198" calcext:value-type="float">
            <text:p>0.5279665447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54364871928907" calcext:value-type="float">
            <text:p>0.5543648719</text:p>
          </table:table-cell>
          <table:table-cell office:value-type="float" office:value="0.532671197072661" calcext:value-type="float">
            <text:p>0.5326711971</text:p>
          </table:table-cell>
          <table:table-cell office:value-type="float" office:value="0.526921066387872" calcext:value-type="float">
            <text:p>0.5269210664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03502352326189" calcext:value-type="float">
            <text:p>0.6035023523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25091479351803" calcext:value-type="float">
            <text:p>0.5250914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8196549921589" calcext:value-type="float">
            <text:p>0.6481965499</text:p>
          </table:table-cell>
          <table:table-cell office:value-type="float" office:value="0.538421327757449" calcext:value-type="float">
            <text:p>0.5384213278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94615786722425" calcext:value-type="float">
            <text:p>0.5946157867</text:p>
          </table:table-cell>
          <table:table-cell office:value-type="float" office:value="0.574490329325666" calcext:value-type="float">
            <text:p>0.574490329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4751698902248" calcext:value-type="float">
            <text:p>0.574751698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4636696288552" calcext:value-type="float">
            <text:p>0.51463669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5138525875588" calcext:value-type="float">
            <text:p>0.5951385259</text:p>
          </table:table-cell>
          <table:table-cell office:value-type="float" office:value="0.593047569262938" calcext:value-type="float">
            <text:p>0.5930475693</text:p>
          </table:table-cell>
          <table:table-cell office:value-type="float" office:value="0.543648719289075" calcext:value-type="float">
            <text:p>0.5436487193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7637219027705" calcext:value-type="float">
            <text:p>0.5376372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30684788290643" calcext:value-type="float">
            <text:p>0.6306847883</text:p>
          </table:table-cell>
          <table:table-cell office:value-type="float" office:value="0.542341871406168" calcext:value-type="float">
            <text:p>0.5423418714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0104547830633" calcext:value-type="float">
            <text:p>0.6001045478</text:p>
          </table:table-cell>
          <table:table-cell office:value-type="float" office:value="0.585729221118662" calcext:value-type="float">
            <text:p>0.5857292211</text:p>
          </table:table-cell>
          <table:table-cell office:value-type="float" office:value="0.576058546785154" calcext:value-type="float">
            <text:p>0.5760585468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6089911134344" calcext:value-type="float">
            <text:p>0.5608991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5922634605332" calcext:value-type="float">
            <text:p>0.5959226346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1761630946158" calcext:value-type="float">
            <text:p>0.5117616309</text:p>
          </table:table-cell>
          <table:table-cell office:value-type="float" office:value="0.508886565603764" calcext:value-type="float">
            <text:p>0.5088865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6262415054888" calcext:value-type="float">
            <text:p>0.5462624151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41819132253006" calcext:value-type="float">
            <text:p>0.5418191323</text:p>
          </table:table-cell>
          <table:table-cell office:value-type="float" office:value="0.540773653946681" calcext:value-type="float">
            <text:p>0.5407736539</text:p>
          </table:table-cell>
          <table:table-cell office:value-type="float" office:value="0.536853110297961" calcext:value-type="float">
            <text:p>0.5368531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69785676947203" calcext:value-type="float">
            <text:p>0.5697856769</text:p>
          </table:table-cell>
          <table:table-cell office:value-type="float" office:value="0.546523784631469" calcext:value-type="float">
            <text:p>0.5465237846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8159958180868" calcext:value-type="float">
            <text:p>0.5381599582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3627809722948" calcext:value-type="float">
            <text:p>0.6236278097</text:p>
          </table:table-cell>
          <table:table-cell office:value-type="float" office:value="0.569262937794041" calcext:value-type="float">
            <text:p>0.5692629378</text:p>
          </table:table-cell>
          <table:table-cell office:value-type="float" office:value="0.538421327757449" calcext:value-type="float">
            <text:p>0.5384213278</text:p>
          </table:table-cell>
          <table:table-cell office:value-type="float" office:value="0.537375849451124" calcext:value-type="float">
            <text:p>0.5373758495</text:p>
          </table:table-cell>
          <table:table-cell office:value-type="float" office:value="0.527443805541035" calcext:value-type="float">
            <text:p>0.52744380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37114479874543" calcext:value-type="float">
            <text:p>0.5371144799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1411395713539" calcext:value-type="float">
            <text:p>0.6014113957</text:p>
          </table:table-cell>
          <table:table-cell office:value-type="float" office:value="0.545739675901725" calcext:value-type="float">
            <text:p>0.545739675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6136957658129" calcext:value-type="float">
            <text:p>0.52613695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6581285938317" calcext:value-type="float">
            <text:p>0.5765812859</text:p>
          </table:table-cell>
          <table:table-cell table:number-columns-repeated="2" office:value-type="float" office:value="0.559069524307371" calcext:value-type="float">
            <text:p>0.5590695243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31102979613173" calcext:value-type="float">
            <text:p>0.5311029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14375326711971" calcext:value-type="float">
            <text:p>0.51437532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59330893883952" calcext:value-type="float">
            <text:p>0.5593308939</text:p>
          </table:table-cell>
          <table:table-cell office:value-type="float" office:value="0.533455305802405" calcext:value-type="float">
            <text:p>0.5334553058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048092002091" calcext:value-type="float">
            <text:p>0.66048092</text:p>
          </table:table-cell>
          <table:table-cell office:value-type="float" office:value="0.559330893883952" calcext:value-type="float">
            <text:p>0.5593308939</text:p>
          </table:table-cell>
          <table:table-cell office:value-type="float" office:value="0.539728175640355" calcext:value-type="float">
            <text:p>0.5397281756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35389440669106" calcext:value-type="float">
            <text:p>0.6353894407</text:p>
          </table:table-cell>
          <table:table-cell office:value-type="float" office:value="0.581547307893361" calcext:value-type="float">
            <text:p>0.5815473079</text:p>
          </table:table-cell>
          <table:table-cell office:value-type="float" office:value="0.542080501829587" calcext:value-type="float">
            <text:p>0.5420805018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1150026136958" calcext:value-type="float">
            <text:p>0.601150026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9749085206482" calcext:value-type="float">
            <text:p>0.5974908521</text:p>
          </table:table-cell>
          <table:table-cell office:value-type="float" office:value="0.533978044955567" calcext:value-type="float">
            <text:p>0.533978045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841610036592" calcext:value-type="float">
            <text:p>0.530841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79038159958181" calcext:value-type="float">
            <text:p>0.67903816</text:p>
          </table:table-cell>
          <table:table-cell office:value-type="float" office:value="0.560376372190277" calcext:value-type="float">
            <text:p>0.5603763722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5614218504966" calcext:value-type="float">
            <text:p>0.52561421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0831155253528" calcext:value-type="float">
            <text:p>0.5708311553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40355462624151" calcext:value-type="float">
            <text:p>0.6403554626</text:p>
          </table:table-cell>
          <table:table-cell office:value-type="float" office:value="0.596968112911657" calcext:value-type="float">
            <text:p>0.5969681129</text:p>
          </table:table-cell>
          <table:table-cell office:value-type="float" office:value="0.556194458964976" calcext:value-type="float">
            <text:p>0.556194459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3:31.330968739</dc:date>
    <meta:editing-duration>PT42S</meta:editing-duration>
    <meta:editing-cycles>1</meta:editing-cycles>
    <meta:document-statistic meta:table-count="1" meta:cell-count="4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1:results.F74" chart:data-source-has-labels="row" svg:x="0.32cm" svg:y="0.18cm" svg:width="12.086cm" svg:height="8.646cm">
          <chartooo:coordinate-region svg:x="1.074cm" svg:y="0.382cm" svg:width="11.12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74" chart:label-cell-address="results.B1:results.B1" chart:class="chart:scatter">
            <chart:domain table:cell-range-address="results.A2:results.A74"/>
            <chart:data-point chart:repeated="73"/>
          </chart:series>
          <chart:series chart:style-name="ch7" chart:values-cell-range-address="results.C2:results.C74" chart:label-cell-address="results.C1:results.C1" chart:class="chart:scatter">
            <chart:data-point chart:repeated="73"/>
          </chart:series>
          <chart:series chart:style-name="ch8" chart:values-cell-range-address="results.D2:results.D74" chart:label-cell-address="results.D1:results.D1" chart:class="chart:scatter">
            <chart:data-point chart:repeated="73"/>
          </chart:series>
          <chart:series chart:style-name="ch9" chart:values-cell-range-address="results.E2:results.E74" chart:label-cell-address="results.E1:results.E1" chart:class="chart:scatter">
            <chart:data-point chart:repeated="73"/>
          </chart:series>
          <chart:series chart:style-name="ch10" chart:values-cell-range-address="results.F2:results.F74" chart:label-cell-address="results.F1:results.F1" chart:class="chart:scatter"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74</svg:desc>
                </draw:g>
              </table:table-cell>
              <table:table-cell office:value-type="float" office:value="0.584945112388918">
                <text:p>0.584945112388918</text:p>
                <draw:g>
                  <svg:desc>results.B2:results.B74</svg:desc>
                </draw:g>
              </table:table-cell>
              <table:table-cell office:value-type="float" office:value="0.526659696811291">
                <text:p>0.526659696811291</text:p>
                <draw:g>
                  <svg:desc>results.C2:results.C74</svg:desc>
                </draw:g>
              </table:table-cell>
              <table:table-cell office:value-type="float" office:value="0.521955044432828">
                <text:p>0.521955044432828</text:p>
                <draw:g>
                  <svg:desc>results.D2:results.D74</svg:desc>
                </draw:g>
              </table:table-cell>
              <table:table-cell office:value-type="float" office:value="0.520909566126503">
                <text:p>0.520909566126503</text:p>
                <draw:g>
                  <svg:desc>results.E2:results.E74</svg:desc>
                </draw:g>
              </table:table-cell>
              <table:table-cell office:value-type="float" office:value="0.513852587558808">
                <text:p>0.513852587558808</text:p>
                <draw:g>
                  <svg:desc>results.F2:results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6299006795609">
                <text:p>0.56299006795609</text:p>
              </table:table-cell>
              <table:table-cell office:value-type="float" office:value="0.537898588604286">
                <text:p>0.53789858860428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159435441715">
                <text:p>0.51515943544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50967067433351">
                <text:p>0.550967067433351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170935703084">
                <text:p>0.521170935703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5284892838474">
                <text:p>0.53528489283847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5331939362258">
                <text:p>0.6053319393622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8274960794563">
                <text:p>0.598274960794563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498693152117094">
                <text:p>0.498693152117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37637219027705">
                <text:p>0.537637219027705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3580763199164">
                <text:p>0.553580763199164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08625196027182">
                <text:p>0.508625196027182</text:p>
              </table:table-cell>
              <table:table-cell office:value-type="float" office:value="0.506534239414532">
                <text:p>0.506534239414532</text:p>
              </table:table-cell>
              <table:table-cell office:value-type="float" office:value="0.503136434918975">
                <text:p>0.503136434918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20491374803973">
                <text:p>0.62049137480397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22477783585991">
                <text:p>0.522477783585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89127025614218">
                <text:p>0.589127025614218</text:p>
              </table:table-cell>
              <table:table-cell office:value-type="float" office:value="0.56508102456874">
                <text:p>0.5650810245687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08363826450601">
                <text:p>0.508363826450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45060115002614">
                <text:p>0.645060115002614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01150026136958">
                <text:p>0.6011500261369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4898065865133">
                <text:p>0.514898065865133</text:p>
              </table:table-cell>
              <table:table-cell office:value-type="float" office:value="0.478829064296916">
                <text:p>0.478829064296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30057501306848">
                <text:p>0.53005750130684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614218504966">
                <text:p>0.525614218504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9445896497648">
                <text:p>0.619445896497648</text:p>
              </table:table-cell>
              <table:table-cell office:value-type="float" office:value="0.541557762676424">
                <text:p>0.541557762676424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7511761630946">
                <text:p>0.517511761630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432305279665">
                <text:p>0.521432305279665</text:p>
              </table:table-cell>
              <table:table-cell office:value-type="float" office:value="0.51829587036069">
                <text:p>0.51829587036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53580763199164">
                <text:p>0.553580763199164</text:p>
              </table:table-cell>
              <table:table-cell office:value-type="float" office:value="0.551489806586513">
                <text:p>0.55148980658651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2038682697334">
                <text:p>0.52038682697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5671719811814">
                <text:p>0.555671719811814</text:p>
              </table:table-cell>
              <table:table-cell office:value-type="float" office:value="0.541035023523262">
                <text:p>0.541035023523262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7898588604286">
                <text:p>0.537898588604286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046001045478">
                <text:p>0.5240460010454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2477783585991">
                <text:p>0.522477783585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9958180867747">
                <text:p>0.59958180867747</text:p>
              </table:table-cell>
              <table:table-cell office:value-type="float" office:value="0.544432828018819">
                <text:p>0.54443282801881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6001045478306">
                <text:p>0.54600104547830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06638787245165">
                <text:p>0.606638787245165</text:p>
              </table:table-cell>
              <table:table-cell office:value-type="float" office:value="0.542864610559331">
                <text:p>0.542864610559331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06900156821746">
                <text:p>0.606900156821746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40512284370099">
                <text:p>0.540512284370099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55933089388395">
                <text:p>0.555933089388395</text:p>
              </table:table-cell>
              <table:table-cell office:value-type="float" office:value="0.543125980135912">
                <text:p>0.54312598013591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58808154730789">
                <text:p>0.55880815473078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12127548353372">
                <text:p>0.61212754835337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74228959749085">
                <text:p>0.574228959749085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893883951908">
                <text:p>0.5893883951908</text:p>
              </table:table-cell>
              <table:table-cell office:value-type="float" office:value="0.539989545216937">
                <text:p>0.539989545216937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36330371144799">
                <text:p>0.536330371144799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352848928385">
                <text:p>0.525352848928385</text:p>
              </table:table-cell>
              <table:table-cell office:value-type="float" office:value="0.517511761630946">
                <text:p>0.517511761630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35807631991636">
                <text:p>0.535807631991636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7443805541035">
                <text:p>0.527443805541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30737062206">
                <text:p>0.52430737062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35546262415055">
                <text:p>0.535546262415055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848928384736">
                <text:p>0.5284892838473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54364871928907">
                <text:p>0.55436487192890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03502352326189">
                <text:p>0.603502352326189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091479351803">
                <text:p>0.525091479351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48196549921589">
                <text:p>0.648196549921589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94615786722425">
                <text:p>0.594615786722425</text:p>
              </table:table-cell>
              <table:table-cell office:value-type="float" office:value="0.574490329325666">
                <text:p>0.57449032932566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74751698902248">
                <text:p>0.57475169890224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4636696288552">
                <text:p>0.514636696288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95138525875588">
                <text:p>0.595138525875588</text:p>
              </table:table-cell>
              <table:table-cell office:value-type="float" office:value="0.593047569262938">
                <text:p>0.593047569262938</text:p>
              </table:table-cell>
              <table:table-cell office:value-type="float" office:value="0.543648719289075">
                <text:p>0.543648719289075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7637219027705">
                <text:p>0.537637219027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30684788290643">
                <text:p>0.630684788290643</text:p>
              </table:table-cell>
              <table:table-cell office:value-type="float" office:value="0.542341871406168">
                <text:p>0.54234187140616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00104547830633">
                <text:p>0.600104547830633</text:p>
              </table:table-cell>
              <table:table-cell office:value-type="float" office:value="0.585729221118662">
                <text:p>0.585729221118662</text:p>
              </table:table-cell>
              <table:table-cell office:value-type="float" office:value="0.576058546785154">
                <text:p>0.576058546785154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6089911134344">
                <text:p>0.56089911134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95922634605332">
                <text:p>0.595922634605332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1761630946158">
                <text:p>0.511761630946158</text:p>
              </table:table-cell>
              <table:table-cell office:value-type="float" office:value="0.508886565603764">
                <text:p>0.508886565603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6262415054888">
                <text:p>0.546262415054888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36853110297961">
                <text:p>0.536853110297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69785676947203">
                <text:p>0.569785676947203</text:p>
              </table:table-cell>
              <table:table-cell office:value-type="float" office:value="0.546523784631469">
                <text:p>0.54652378463146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38159958180868">
                <text:p>0.53815995818086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23627809722948">
                <text:p>0.623627809722948</text:p>
              </table:table-cell>
              <table:table-cell office:value-type="float" office:value="0.569262937794041">
                <text:p>0.569262937794041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37375849451124">
                <text:p>0.537375849451124</text:p>
              </table:table-cell>
              <table:table-cell office:value-type="float" office:value="0.527443805541035">
                <text:p>0.5274438055410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01411395713539">
                <text:p>0.601411395713539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136957658129">
                <text:p>0.5261369576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76581285938317">
                <text:p>0.576581285938317</text:p>
              </table:table-cell>
              <table:table-cell office:value-type="float" office:value="0.559069524307371">
                <text:p>0.559069524307371</text:p>
              </table:table-cell>
              <table:table-cell office:value-type="float" office:value="0.559069524307371">
                <text:p>0.559069524307371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31102979613173">
                <text:p>0.531102979613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4375326711971">
                <text:p>0.514375326711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59330893883952">
                <text:p>0.559330893883952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6048092002091">
                <text:p>0.66048092002091</text:p>
              </table:table-cell>
              <table:table-cell office:value-type="float" office:value="0.559330893883952">
                <text:p>0.559330893883952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35389440669106">
                <text:p>0.635389440669106</text:p>
              </table:table-cell>
              <table:table-cell office:value-type="float" office:value="0.581547307893361">
                <text:p>0.581547307893361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01150026136958">
                <text:p>0.6011500261369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9749085206482">
                <text:p>0.59749085206482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841610036592">
                <text:p>0.530841610036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679038159958181">
                <text:p>0.679038159958181</text:p>
              </table:table-cell>
              <table:table-cell office:value-type="float" office:value="0.560376372190277">
                <text:p>0.560376372190277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614218504966">
                <text:p>0.52561421850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70831155253528">
                <text:p>0.570831155253528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640355462624151">
                <text:p>0.640355462624151</text:p>
              </table:table-cell>
              <table:table-cell office:value-type="float" office:value="0.596968112911657">
                <text:p>0.596968112911657</text:p>
              </table:table-cell>
              <table:table-cell office:value-type="float" office:value="0.556194458964976">
                <text:p>0.55619445896497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